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409" officeooo:paragraph-rsid="000a9409"/>
    </style:style>
    <style:style style:name="P2" style:family="paragraph" style:parent-style-name="Standard">
      <style:text-properties officeooo:rsid="000bd6e9" officeooo:paragraph-rsid="000bd6e9"/>
    </style:style>
    <style:style style:name="T1" style:family="text">
      <style:text-properties officeooo:rsid="000bd6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ние сервиса для поиска продавцов, продающих некачественный товар (подделки).</text:p>
      <text:p text:style-name="P1"/>
      <text:p text:style-name="P1">Сервис будет парсить всех продавцов на wb и по отзывам людей определять продавцов, продающих подделки.</text:p>
      <text:p text:style-name="P1"><text:s/></text:p>
      <text:p text:style-name="P1">Необходить написать REST API сервис на любом языке с поддержкой любой базы данных. </text:p>
      <text:p text:style-name="P1"/>
      <text:p text:style-name="P1">Требования:</text:p>
      <text:p text:style-name="P1">1) <text:span text:style-name="T1">Высокая п</text:span>ропускная способность</text:p>
      <text:p text:style-name="P2">2) Хороший код (без костылей)</text:p>
      <text:p text:style-name="P2">3) Реализация документации (схемы ответов, запросов)</text:p>
      <text:p text:style-name="P2"/>
      <text:p text:style-name="P2">Приветствуется:</text:p>
      <text:p text:style-name="P2">1) Реализация через ООП</text:p>
      <text:p text:style-name="P2">2) Использование многопоточности/асинхронности</text:p>
      <text:p text:style-name="P2">3) Наличие docker</text:p>
      <text:p text:style-name="P2"/>
      <text:p text:style-name="P2">Как найти url-ы для парсинга: </text:p>
      <text:p text:style-name="P2">1) Загружаете страницу товара в chrome</text:p>
      <text:p text:style-name="P2">2) F12 → Сеть</text:p>
      <text:p text:style-name="P2">3) Поиск методов для парсинга</text:p>
      <text:p text:style-name="P2"/>
      <text:p text:style-name="P2">P.S. У WB нет нормальной защиты, так что можно посылать огромное количество запросов в секунду (не везде). </text:p>
      <text:p text:style-name="P2"/>
      <text:p text:style-name="P2">По всем вопросам в Telegram: @Resti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12:46:38.655476755</meta:creation-date>
    <dc:date>2022-08-19T13:28:58.275584615</dc:date>
    <meta:editing-duration>PT11M49S</meta:editing-duration>
    <meta:editing-cycles>1</meta:editing-cycles>
    <meta:document-statistic meta:table-count="0" meta:image-count="0" meta:object-count="0" meta:page-count="1" meta:paragraph-count="18" meta:word-count="107" meta:character-count="747" meta:non-whitespace-character-count="653"/>
    <meta:generator>LibreOffice/6.4.7.2$Linux_X86_64 LibreOffice_project/40$Build-2</meta:generator>
  </office:meta>
</office:document-meta>
</file>